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paragraph-properties fo:text-align="start" style:justify-single-word="false"/>
      <style:text-properties style:font-name="arial" fo:font-size="12pt" fo:font-weight="bold" officeooo:rsid="000b17f7" officeooo:paragraph-rsid="000b17f7"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fo:font-weight="bold" officeooo:rsid="000e269d" officeooo:paragraph-rsid="000e269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e269d" officeooo:paragraph-rsid="000e269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f5d89" officeooo:paragraph-rsid="000f5d8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00488" officeooo:paragraph-rsid="0010048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20a4a" officeooo:paragraph-rsid="00120a4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b40d" officeooo:paragraph-rsid="0016b40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79098" officeooo:paragraph-rsid="0017909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291a" officeooo:paragraph-rsid="0016291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9781f" officeooo:paragraph-rsid="0019781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dd0fe" officeooo:paragraph-rsid="001dd0f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officeooo:rsid="000e269d" officeooo:paragraph-rsid="000e269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fo:font-weight="normal" officeooo:rsid="00154a3c" officeooo:paragraph-rsid="0016b40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officeooo:rsid="00154a3c" officeooo:paragraph-rsid="00154a3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style:text-underline-style="none" fo:font-weight="normal" officeooo:rsid="0016291a" officeooo:paragraph-rsid="00154a3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bold" officeooo:rsid="00100488" officeooo:paragraph-rsid="00100488" style:font-size-asian="10.5pt" style:font-weight-asian="bold" style:font-size-complex="12pt" style:font-weight-complex="bold"/>
    </style:style>
    <style:style style:name="P27" style:family="paragraph" style:parent-style-name="Standard">
      <style:paragraph-properties fo:text-align="start" style:justify-single-word="false" fo:break-before="pag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2pt" style:text-underline-style="none" fo:font-weight="bold" officeooo:rsid="001ca76c" officeooo:paragraph-rsid="001ca76c"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arial" fo:font-size="12pt" fo:font-style="normal" style:text-underline-style="none" fo:font-weight="normal" officeooo:rsid="0035efc5" officeooo:paragraph-rsid="00363b19"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arial" fo:font-size="12pt" fo:font-style="normal" style:text-underline-style="none" fo:font-weight="normal" officeooo:rsid="0036e2aa" officeooo:paragraph-rsid="0037dd4a"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rial" fo:font-size="12pt" fo:font-style="normal" style:text-underline-style="none" fo:font-weight="normal" officeooo:rsid="00447017" officeooo:paragraph-rsid="00447017"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arial" fo:font-size="12pt" fo:font-style="normal" style:text-underline-style="none" fo:font-weight="normal" officeooo:rsid="004adea9" officeooo:paragraph-rsid="004adea9"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rial" fo:font-size="12pt" fo:font-style="normal" style:text-underline-style="none" fo:font-weight="normal" officeooo:rsid="004b1a85" officeooo:paragraph-rsid="004b1a85"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fo:break-before="pag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style:font-name="arial" fo:font-size="12pt" fo:font-style="normal" style:text-underline-style="none" fo:font-weight="bold" officeooo:rsid="00330080" officeooo:paragraph-rsid="00330080" style:font-size-asian="10.5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style:font-name="arial" fo:font-size="12pt" fo:font-style="normal" style:text-underline-style="none" fo:font-weight="bold" officeooo:rsid="0035efc5" officeooo:paragraph-rsid="0035efc5" style:font-size-asian="10.5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style:font-name="arial" fo:font-size="12pt" fo:font-style="normal" style:text-underline-style="none" fo:font-weight="bold" officeooo:rsid="003e5a97" officeooo:paragraph-rsid="003e5a97" style:font-size-asian="10.5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style:text-properties style:font-name="arial" fo:font-size="12pt" fo:font-style="normal" style:text-underline-style="none" fo:font-weight="bold" officeooo:rsid="003fc0e2" officeooo:paragraph-rsid="003fc0e2" style:font-size-asian="10.5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fo:break-before="page"/>
      <style:text-properties style:font-name="arial" fo:font-size="12pt" fo:font-style="normal" style:text-underline-style="none" fo:font-weight="bold" officeooo:rsid="003c381b" officeooo:paragraph-rsid="003c381b" style:font-size-asian="10.5pt" style:font-style-asian="normal" style:font-weight-asian="bold" style:font-size-complex="12pt" style:font-style-complex="normal" style:font-weight-complex="bold"/>
    </style:style>
    <style:style style:name="P60" style:family="paragraph" style:parent-style-name="Standard">
      <style:paragraph-properties fo:text-align="start" style:justify-single-word="false"/>
      <style:text-properties style:font-name="arial" fo:font-size="12pt" fo:font-style="normal" style:text-underline-style="none" fo:font-weight="bold" officeooo:rsid="00447017" officeooo:paragraph-rsid="00447017" style:font-size-asian="10.5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241fc0" officeooo:paragraph-rsid="00241fc0"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23634" officeooo:paragraph-rsid="00323634"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30080" officeooo:paragraph-rsid="0033008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3b19" officeooo:paragraph-rsid="00363b19"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e2aa" officeooo:paragraph-rsid="0036e2a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7dd4a" officeooo:paragraph-rsid="0037dd4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96b8e" officeooo:paragraph-rsid="00396b8e"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adb78" officeooo:paragraph-rsid="003adb78"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fc0e2" officeooo:paragraph-rsid="003fc0e2"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be85b" officeooo:paragraph-rsid="003be85b"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396a8" officeooo:paragraph-rsid="004396a8"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646f8" officeooo:paragraph-rsid="004646f8"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47d719" officeooo:paragraph-rsid="0047d719"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adea9" officeooo:paragraph-rsid="004adea9"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1a85" officeooo:paragraph-rsid="004b1a8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center" style:justify-single-word="false" fo:break-before="pag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77" style:family="paragraph" style:parent-style-name="Standard">
      <style:paragraph-properties fo:text-align="center" style:justify-single-word="fals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78" style:family="paragraph" style:parent-style-name="Standard">
      <style:paragraph-properties fo:text-align="start" style:justify-single-word="false"/>
      <style:text-properties officeooo:rsid="001890c7" officeooo:paragraph-rsid="001890c7"/>
    </style:style>
    <style:style style:name="P79" style:family="paragraph" style:parent-style-name="Standard">
      <style:paragraph-properties fo:text-align="start" style:justify-single-word="false"/>
      <style:text-properties officeooo:paragraph-rsid="001890c7"/>
    </style:style>
    <style:style style:name="P80" style:family="paragraph" style:parent-style-name="Standard">
      <style:paragraph-properties fo:text-align="start" style:justify-single-word="false"/>
      <style:text-properties fo:font-weight="bold" officeooo:rsid="002eaee2" officeooo:paragraph-rsid="002eaee2" style:font-weight-asian="bold" style:font-weight-complex="bold"/>
    </style:style>
    <style:style style:name="P81" style:family="paragraph" style:parent-style-name="Standard">
      <style:paragraph-properties fo:text-align="start" style:justify-single-word="false"/>
      <style:text-properties style:text-underline-style="solid" style:text-underline-width="auto" style:text-underline-color="font-color" fo:font-weight="normal" officeooo:rsid="00348cb5" officeooo:paragraph-rsid="00348cb5" style:font-weight-asian="normal" style:font-weight-complex="normal"/>
    </style:style>
    <style:style style:name="P82" style:family="paragraph" style:parent-style-name="Standard" style:list-style-name="L1">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83" style:family="paragraph" style:parent-style-name="Standard" style:list-style-name="L1">
      <style:paragraph-properties fo:text-align="start" style:justify-single-word="false"/>
      <style:text-properties style:font-name="arial" fo:font-size="12pt" fo:font-weight="normal" officeooo:rsid="000e269d" officeooo:paragraph-rsid="000e269d" style:font-size-asian="10.5pt" style:font-weight-asian="normal" style:font-size-complex="12pt" style:font-weight-complex="normal"/>
    </style:style>
    <style:style style:name="P84" style:family="paragraph" style:parent-style-name="Standard" style:list-style-name="L2">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85" style:family="paragraph" style:parent-style-name="Standard" style:list-style-name="L3">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86" style:family="paragraph" style:parent-style-name="Standard" style:list-style-name="L3">
      <style:paragraph-properties fo:text-align="start" style:justify-single-word="false"/>
      <style:text-properties style:font-name="arial" fo:font-size="12pt" style:text-underline-style="none" fo:font-weight="normal" officeooo:rsid="0010d3c2" officeooo:paragraph-rsid="0010d3c2" style:font-size-asian="10.5pt" style:font-weight-asian="normal" style:font-size-complex="12pt" style:font-weight-complex="normal"/>
    </style:style>
    <style:style style:name="P87" style:family="paragraph" style:parent-style-name="Standard" style:list-style-name="L3">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88" style:family="paragraph" style:parent-style-name="Standard" style:list-style-name="L4">
      <style:paragraph-properties fo:text-align="start" style:justify-single-word="false"/>
      <style:text-properties style:font-name="arial" fo:font-size="12pt" style:text-underline-style="none" fo:font-weight="normal" officeooo:rsid="0016291a" officeooo:paragraph-rsid="0016291a" style:font-size-asian="10.5pt" style:font-weight-asian="normal" style:font-size-complex="12pt" style:font-weight-complex="normal"/>
    </style:style>
    <style:style style:name="P89" style:family="paragraph" style:parent-style-name="Standard" style:list-style-name="L4">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90" style:family="paragraph" style:parent-style-name="Standard" style:list-style-name="L5">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91" style:family="paragraph" style:parent-style-name="Standard" style:list-style-name="L6">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92" style:family="paragraph" style:parent-style-name="Standard" style:list-style-name="L7">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93" style:family="paragraph" style:parent-style-name="Standard" style:list-style-name="L8">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94" style:family="paragraph" style:parent-style-name="Standard" style:list-style-name="L9">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95" style:family="paragraph" style:parent-style-name="Standard" style:list-style-name="L10">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96" style:family="paragraph" style:parent-style-name="Standard" style:list-style-name="L9">
      <style:paragraph-properties fo:text-align="start" style:justify-single-word="false"/>
      <style:text-properties style:font-name="arial" fo:font-size="12pt" style:text-underline-style="none" fo:font-weight="normal" officeooo:rsid="001ca76c" officeooo:paragraph-rsid="002ab82f" style:font-size-asian="10.5pt" style:font-weight-asian="normal" style:font-size-complex="12pt" style:font-weight-complex="normal"/>
    </style:style>
    <style:style style:name="P97" style:family="paragraph" style:parent-style-name="Standard" style:list-style-name="L11">
      <style:paragraph-properties fo:text-align="start" style:justify-single-word="false"/>
      <style:text-properties style:font-name="arial" fo:font-size="12pt" style:text-underline-style="none" fo:font-weight="normal" officeooo:rsid="001b29bf" officeooo:paragraph-rsid="001b29bf" style:font-size-asian="10.5pt" style:font-weight-asian="normal" style:font-size-complex="12pt" style:font-weight-complex="normal"/>
    </style:style>
    <style:style style:name="P98" style:family="paragraph" style:parent-style-name="Standard" style:list-style-name="L12">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99" style:family="paragraph" style:parent-style-name="Standard" style:list-style-name="L12">
      <style:paragraph-properties fo:text-align="start" style:justify-single-word="false"/>
      <style:text-properties style:font-name="arial" fo:font-size="12pt" style:text-underline-style="none" fo:font-weight="normal" officeooo:rsid="0020af6c" officeooo:paragraph-rsid="0020af6c" style:font-size-asian="10.5pt" style:font-weight-asian="normal" style:font-size-complex="12pt" style:font-weight-complex="normal"/>
    </style:style>
    <style:style style:name="P100" style:family="paragraph" style:parent-style-name="Standard" style:list-style-name="L11">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101" style:family="paragraph" style:parent-style-name="Standard" style:list-style-name="L12">
      <style:paragraph-properties fo:text-align="start" style:justify-single-word="false"/>
      <style:text-properties style:font-name="arial" fo:font-size="12pt" fo:font-style="normal" style:text-underline-style="none" fo:font-weight="normal" officeooo:rsid="0020af6c" officeooo:paragraph-rsid="0020af6c" style:font-size-asian="10.5pt" style:font-style-asian="normal" style:font-weight-asian="normal" style:font-size-complex="12pt" style:font-style-complex="normal" style:font-weight-complex="normal"/>
    </style:style>
    <style:style style:name="P102" style:family="paragraph" style:parent-style-name="Standard" style:list-style-name="L12">
      <style:paragraph-properties fo:text-align="start" style:justify-single-word="false"/>
      <style:text-properties style:font-name="arial" fo:font-size="12pt" fo:font-style="normal" style:text-underline-style="none" fo:font-weight="normal" officeooo:rsid="0021fdb5" officeooo:paragraph-rsid="0021fdb5" style:font-size-asian="10.5pt" style:font-style-asian="normal" style:font-weight-asian="normal" style:font-size-complex="12pt" style:font-style-complex="normal" style:font-weight-complex="normal"/>
    </style:style>
    <style:style style:name="P103" style:family="paragraph" style:parent-style-name="Standard" style:list-style-name="L12">
      <style:paragraph-properties fo:text-align="start" style:justify-single-word="false"/>
      <style:text-properties style:font-name="arial" fo:font-size="12pt" fo:font-style="normal" style:text-underline-style="none" fo:font-weight="normal" officeooo:rsid="0021fdb5" officeooo:paragraph-rsid="002395a4" style:font-size-asian="10.5pt" style:font-style-asian="normal" style:font-weight-asian="normal" style:font-size-complex="12pt" style:font-style-complex="normal" style:font-weight-complex="normal"/>
    </style:style>
    <style:style style:name="P104" style:family="paragraph" style:parent-style-name="Standard" style:list-style-name="L12">
      <style:paragraph-properties fo:text-align="start" style:justify-single-word="false"/>
      <style:text-properties style:font-name="arial" fo:font-size="12pt" fo:font-style="normal" style:text-underline-style="none" fo:font-weight="normal" officeooo:rsid="002395a4" officeooo:paragraph-rsid="002395a4" style:font-size-asian="10.5pt" style:font-style-asian="normal" style:font-weight-asian="normal" style:font-size-complex="12pt" style:font-style-complex="normal" style:font-weight-complex="normal"/>
    </style:style>
    <style:style style:name="P105" style:family="paragraph" style:parent-style-name="Standard" style:list-style-name="L12">
      <style:paragraph-properties fo:text-align="start" style:justify-single-word="false"/>
      <style:text-properties style:font-name="arial" fo:font-size="12pt" fo:font-style="normal" style:text-underline-style="none" fo:font-weight="normal" officeooo:rsid="00241cf0" officeooo:paragraph-rsid="00241cf0" style:font-size-asian="10.5pt" style:font-style-asian="normal" style:font-weight-asian="normal" style:font-size-complex="12pt" style:font-style-complex="normal" style:font-weight-complex="normal"/>
    </style:style>
    <style:style style:name="P106" style:family="paragraph" style:parent-style-name="Standard" style:list-style-name="L12">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107" style:family="paragraph" style:parent-style-name="Standard" style:list-style-name="L13">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108" style:family="paragraph" style:parent-style-name="Standard" style:list-style-name="L16">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109" style:family="paragraph" style:parent-style-name="Standard" style:list-style-name="L13">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110" style:family="paragraph" style:parent-style-name="Standard" style:list-style-name="L13">
      <style:paragraph-properties fo:text-align="start" style:justify-single-word="false"/>
      <style:text-properties style:font-name="arial" fo:font-size="12pt" fo:font-style="normal" style:text-underline-style="none" fo:font-weight="normal" officeooo:rsid="00262a03" officeooo:paragraph-rsid="00262a03" style:font-size-asian="10.5pt" style:font-style-asian="normal" style:font-weight-asian="normal" style:font-size-complex="12pt" style:font-style-complex="normal" style:font-weight-complex="normal"/>
    </style:style>
    <style:style style:name="P111" style:family="paragraph" style:parent-style-name="Standard" style:list-style-name="L13">
      <style:paragraph-properties fo:text-align="start" style:justify-single-word="false"/>
      <style:text-properties style:font-name="arial" fo:font-size="12pt" fo:font-style="normal" style:text-underline-style="none" fo:font-weight="normal" officeooo:rsid="002748e5" officeooo:paragraph-rsid="002748e5" style:font-size-asian="10.5pt" style:font-style-asian="normal" style:font-weight-asian="normal" style:font-size-complex="12pt" style:font-style-complex="normal" style:font-weight-complex="normal"/>
    </style:style>
    <style:style style:name="P112" style:family="paragraph" style:parent-style-name="Standard" style:list-style-name="L13">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113" style:family="paragraph" style:parent-style-name="Standard" style:list-style-name="L14">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114" style:family="paragraph" style:parent-style-name="Standard" style:list-style-name="L15">
      <style:paragraph-properties fo:text-align="start" style:justify-single-word="false"/>
      <style:text-properties style:font-name="arial" fo:font-size="12pt" fo:font-style="normal" style:text-underline-style="none" fo:font-weight="normal" officeooo:rsid="002c787a" officeooo:paragraph-rsid="002c787a" style:font-size-asian="10.5pt" style:font-style-asian="normal" style:font-weight-asian="normal" style:font-size-complex="12pt" style:font-style-complex="normal" style:font-weight-complex="normal"/>
    </style:style>
    <style:style style:name="P115" style:family="paragraph" style:parent-style-name="Standard" style:list-style-name="L15">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116" style:family="paragraph" style:parent-style-name="Standard" style:list-style-name="L15">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117" style:family="paragraph" style:parent-style-name="Standard" style:list-style-name="L17">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118" style:family="paragraph" style:parent-style-name="Standard" style:list-style-name="L18">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119" style:family="paragraph" style:parent-style-name="Standard" style:list-style-name="L19">
      <style:paragraph-properties fo:text-align="start" style:justify-single-word="false"/>
      <style:text-properties style:font-name="arial" fo:font-size="12pt" fo:font-style="normal" style:text-underline-style="none" fo:font-weight="normal" officeooo:rsid="00348cb5" officeooo:paragraph-rsid="00348cb5" style:font-size-asian="10.5pt" style:font-style-asian="normal" style:font-weight-asian="normal" style:font-size-complex="12pt" style:font-style-complex="normal" style:font-weight-complex="normal"/>
    </style:style>
    <style:style style:name="P120" style:family="paragraph" style:parent-style-name="Standard" style:list-style-name="L20">
      <style:paragraph-properties fo:text-align="start" style:justify-single-word="false"/>
      <style:text-properties style:font-name="arial" fo:font-size="12pt" fo:font-style="normal" style:text-underline-style="none" fo:font-weight="normal" officeooo:rsid="00363b19" officeooo:paragraph-rsid="0037dd4a" style:font-size-asian="10.5pt" style:font-style-asian="normal" style:font-weight-asian="normal" style:font-size-complex="12pt" style:font-style-complex="normal" style:font-weight-complex="normal"/>
    </style:style>
    <style:style style:name="P121" style:family="paragraph" style:parent-style-name="Standard" style:list-style-name="L20">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122" style:family="paragraph" style:parent-style-name="Standard" style:list-style-name="L21">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123" style:family="paragraph" style:parent-style-name="Standard" style:list-style-name="L22">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124" style:family="paragraph" style:parent-style-name="Standard" style:list-style-name="L23">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125" style:family="paragraph" style:parent-style-name="Standard" style:list-style-name="L24">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126" style:family="paragraph" style:parent-style-name="Standard" style:list-style-name="L25">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127" style:family="paragraph" style:parent-style-name="Standard" style:list-style-name="L21">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128" style:family="paragraph" style:parent-style-name="Standard" style:list-style-name="L22">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129" style:family="paragraph" style:parent-style-name="Standard" style:list-style-name="L23">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130" style:family="paragraph" style:parent-style-name="Standard" style:list-style-name="L24">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131" style:family="paragraph" style:parent-style-name="Standard" style:list-style-name="L25">
      <style:paragraph-properties fo:text-align="start" style:justify-single-word="false"/>
      <style:text-properties style:font-name="arial" fo:font-size="12pt" fo:font-style="normal" style:text-underline-style="none" fo:font-weight="normal" officeooo:rsid="003c381b" officeooo:paragraph-rsid="003c381b" style:font-size-asian="10.5pt" style:font-style-asian="normal" style:font-weight-asian="normal" style:font-size-complex="12pt" style:font-style-complex="normal" style:font-weight-complex="normal"/>
    </style:style>
    <style:style style:name="P132" style:family="paragraph" style:parent-style-name="Standard" style:list-style-name="L26">
      <style:paragraph-properties fo:text-align="start" style:justify-single-word="false"/>
      <style:text-properties style:font-name="arial" fo:font-size="12pt" fo:font-style="normal" style:text-underline-style="none" fo:font-weight="normal" officeooo:rsid="003d38cc" officeooo:paragraph-rsid="003d38cc" style:font-size-asian="10.5pt" style:font-style-asian="normal" style:font-weight-asian="normal" style:font-size-complex="12pt" style:font-style-complex="normal" style:font-weight-complex="normal"/>
    </style:style>
    <style:style style:name="P133" style:family="paragraph" style:parent-style-name="Standard" style:list-style-name="L26">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134" style:family="paragraph" style:parent-style-name="Standard" style:list-style-name="L27">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135" style:family="paragraph" style:parent-style-name="Standard" style:list-style-name="L28">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136" style:family="paragraph" style:parent-style-name="Standard" style:list-style-name="L28">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137" style:family="paragraph" style:parent-style-name="Standard" style:list-style-name="L29">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138" style:family="paragraph" style:parent-style-name="Standard" style:list-style-name="L30">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139" style:family="paragraph" style:parent-style-name="Standard" style:list-style-name="L31">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140" style:family="paragraph" style:parent-style-name="Standard" style:list-style-name="L32">
      <style:paragraph-properties fo:text-align="start" style:justify-single-word="false"/>
      <style:text-properties style:font-name="arial" fo:font-size="12pt" fo:font-style="normal" style:text-underline-style="none" fo:font-weight="normal" officeooo:rsid="004646f8" officeooo:paragraph-rsid="004646f8" style:font-size-asian="10.5pt" style:font-style-asian="normal" style:font-weight-asian="normal" style:font-size-complex="12pt" style:font-style-complex="normal" style:font-weight-complex="normal"/>
    </style:style>
    <style:style style:name="P141" style:family="paragraph" style:parent-style-name="Standard" style:list-style-name="L32">
      <style:paragraph-properties fo:text-align="start" style:justify-single-word="false"/>
      <style:text-properties style:font-name="arial" fo:font-size="12pt" fo:font-style="normal" style:text-underline-style="none" fo:font-weight="normal" officeooo:rsid="004646f8" officeooo:paragraph-rsid="00471a57" style:font-size-asian="10.5pt" style:font-style-asian="normal" style:font-weight-asian="normal" style:font-size-complex="12pt" style:font-style-complex="normal" style:font-weight-complex="normal"/>
    </style:style>
    <style:style style:name="P142" style:family="paragraph" style:parent-style-name="Standard" style:list-style-name="L32">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arial" fo:font-size="12pt" fo:font-style="normal" style:text-underline-style="none" fo:font-weight="normal" officeooo:rsid="0047d719" officeooo:paragraph-rsid="0047d719"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145" style:family="paragraph" style:parent-style-name="Standard" style:list-style-name="L33">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146" style:family="paragraph" style:parent-style-name="Standard" style:list-style-name="L34">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148" style:family="paragraph" style:parent-style-name="Standard" style:list-style-name="L35">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149" style:family="paragraph" style:parent-style-name="Standard" style:list-style-name="L35">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d461" officeooo:paragraph-rsid="004bd461"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5cd7" officeooo:paragraph-rsid="004d5cd7"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d94d" officeooo:paragraph-rsid="004dd94d" style:font-size-asian="10.5pt" style:font-style-asian="normal" style:font-weight-asian="normal" style:font-size-complex="12pt" style:font-style-complex="normal" style:font-weight-complex="normal"/>
    </style:style>
    <style:style style:name="P154" style:family="paragraph" style:parent-style-name="Standard" style:list-style-name="L13">
      <style:paragraph-properties fo:text-align="start" style:justify-single-word="false"/>
      <style:text-properties style:font-name="arial" fo:font-size="12pt" fo:font-style="italic" style:text-underline-style="none" fo:font-weight="normal" officeooo:rsid="00348cb5" officeooo:paragraph-rsid="00348cb5" style:font-size-asian="10.5pt" style:font-style-asian="italic" style:font-weight-asian="normal" style:font-size-complex="12pt" style:font-style-complex="italic" style:font-weight-complex="normal"/>
    </style:style>
    <style:style style:name="P155" style:family="paragraph" style:parent-style-name="Standard">
      <style:paragraph-properties fo:text-align="center" style:justify-single-word="false"/>
      <style:text-properties style:font-name="arial" fo:font-size="24pt" fo:font-style="normal" style:text-underline-style="none" fo:font-weight="normal" officeooo:rsid="0047d719" officeooo:paragraph-rsid="0047d719" style:font-size-asian="24pt" style:font-style-asian="normal" style:font-weight-asian="normal" style:font-size-complex="24pt" style:font-style-complex="normal" style:font-weight-complex="normal"/>
    </style:style>
    <style:style style:name="P156" style:family="paragraph" style:parent-style-name="Standard" style:list-style-name="L15">
      <style:paragraph-properties fo:text-align="start" style:justify-single-word="false"/>
      <style:text-properties officeooo:paragraph-rsid="002b4daf"/>
    </style:style>
    <style:style style:name="P157" style:family="paragraph" style:parent-style-name="Standard" style:list-style-name="L15">
      <style:paragraph-properties fo:text-align="start" style:justify-single-word="false"/>
      <style:text-properties officeooo:rsid="002eaee2" officeooo:paragraph-rsid="002eaee2"/>
    </style:style>
    <style:style style:name="T1" style:family="text">
      <style:text-properties style:font-name="arial" fo:font-size="12pt" style:text-underline-style="none" fo:font-weight="normal" style:font-size-asian="10.5pt" style:font-weight-asian="normal" style:font-size-complex="12pt" style:font-weight-complex="normal"/>
    </style:style>
    <style:style style:name="T2" style:family="text">
      <style:text-properties style:font-name="arial" fo:font-size="12pt" style:text-underline-style="none" fo:font-weight="normal" officeooo:rsid="00154a3c" style:font-size-asian="10.5pt" style:font-weight-asian="normal" style:font-size-complex="12pt" style:font-weight-complex="normal"/>
    </style:style>
    <style:style style:name="T3" style:family="text">
      <style:text-properties style:font-name="arial" fo:font-size="12pt" style:text-underline-style="none" fo:font-weight="normal" officeooo:rsid="0016291a" style:font-size-asian="10.5pt" style:font-weight-asian="normal" style:font-size-complex="12pt" style:font-weight-complex="normal"/>
    </style:style>
    <style:style style:name="T4" style:family="text">
      <style:text-properties style:font-name="arial" fo:font-size="12pt" style:text-underline-style="none" fo:font-weight="normal" officeooo:rsid="001890c7" style:font-size-asian="10.5pt" style:font-weight-asian="normal" style:font-size-complex="12pt" style:font-weight-complex="normal"/>
    </style:style>
    <style:style style:name="T5" style:family="text">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style:font-name="arial" fo:font-size="12pt" fo:font-style="normal" style:text-underline-style="none" fo:font-weight="normal" officeooo:rsid="002b4daf" style:font-size-asian="10.5pt" style:font-style-asian="normal" style:font-weight-asian="normal" style:font-size-complex="12pt" style:font-style-complex="normal" style:font-weight-complex="normal"/>
    </style:style>
    <style:style style:name="T7" style:family="text">
      <style:text-properties style:font-name="arial" fo:font-size="12pt" fo:font-style="normal" style:text-underline-style="none" fo:font-weight="normal" officeooo:rsid="002c787a" style:font-size-asian="10.5pt" style:font-style-asian="normal" style:font-weight-asian="normal" style:font-size-complex="12pt" style:font-style-complex="normal" style:font-weight-complex="normal"/>
    </style:style>
    <style:style style:name="T8" style:family="text">
      <style:text-properties style:font-name="arial" fo:font-size="12pt" fo:font-style="normal" style:text-underline-style="none" fo:font-weight="normal" officeooo:rsid="002cb4fa" style:font-size-asian="10.5pt" style:font-style-asian="normal" style:font-weight-asian="normal" style:font-size-complex="12pt" style:font-style-complex="normal" style:font-weight-complex="normal"/>
    </style:style>
    <style:style style:name="T9" style:family="text">
      <style:text-properties style:font-name="arial" fo:font-size="12pt" fo:font-style="normal" style:text-underline-style="none" style:font-size-asian="10.5pt" style:font-style-asian="normal" style:font-size-complex="12pt" style:font-style-complex="normal"/>
    </style:style>
    <style:style style:name="T10" style:family="text">
      <style:text-properties style:font-name="arial" fo:font-size="12pt" fo:font-style="normal" style:text-underline-style="none" officeooo:rsid="00323634" style:font-size-asian="10.5pt" style:font-style-asian="normal" style:font-size-complex="12pt" style:font-style-complex="normal"/>
    </style:style>
    <style:style style:name="T11" style:family="text">
      <style:text-properties style:font-name="arial" fo:font-size="12pt" fo:font-style="italic" style:text-underline-style="none" style:font-size-asian="10.5pt" style:font-style-asian="italic" style:font-size-complex="12pt" style:font-style-complex="italic"/>
    </style:style>
    <style:style style:name="T12" style:family="text">
      <style:text-properties officeooo:rsid="000e269d"/>
    </style:style>
    <style:style style:name="T13" style:family="text">
      <style:text-properties officeooo:rsid="00100488"/>
    </style:style>
    <style:style style:name="T14" style:family="text">
      <style:text-properties officeooo:rsid="0010d3c2"/>
    </style:style>
    <style:style style:name="T15" style:family="text">
      <style:text-properties officeooo:rsid="00120a4a"/>
    </style:style>
    <style:style style:name="T16" style:family="text">
      <style:text-properties officeooo:rsid="001360fa"/>
    </style:style>
    <style:style style:name="T17" style:family="text">
      <style:text-properties officeooo:rsid="001890c7"/>
    </style:style>
    <style:style style:name="T18" style:family="text">
      <style:text-properties fo:font-weight="normal" style:font-weight-asian="normal" style:font-weight-complex="normal"/>
    </style:style>
    <style:style style:name="T19" style:family="text">
      <style:text-properties fo:font-weight="normal" officeooo:rsid="001c62ed"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2395a4" style:font-style-asian="italic" style:font-style-complex="italic"/>
    </style:style>
    <style:style style:name="T22" style:family="text">
      <style:text-properties fo:font-style="italic" officeooo:rsid="00262a03" style:font-style-asian="italic" style:font-style-complex="italic"/>
    </style:style>
    <style:style style:name="T23" style:family="text">
      <style:text-properties fo:font-style="italic" officeooo:rsid="0035efc5" style:font-style-asian="italic" style:font-style-complex="italic"/>
    </style:style>
    <style:style style:name="T24" style:family="text">
      <style:text-properties fo:font-style="italic" officeooo:rsid="00471a57" style:font-style-asian="italic" style:font-style-complex="italic"/>
    </style:style>
    <style:style style:name="T25" style:family="text">
      <style:text-properties fo:font-style="italic" officeooo:rsid="0047d719"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0af6c" style:font-style-asian="normal" style:font-style-complex="normal"/>
    </style:style>
    <style:style style:name="T28" style:family="text">
      <style:text-properties officeooo:rsid="002395a4"/>
    </style:style>
    <style:style style:name="T29" style:family="text">
      <style:text-properties officeooo:rsid="00241fc0"/>
    </style:style>
    <style:style style:name="T30" style:family="text">
      <style:text-properties officeooo:rsid="00262a03"/>
    </style:style>
    <style:style style:name="T31" style:family="text">
      <style:text-properties officeooo:rsid="002748e5"/>
    </style:style>
    <style:style style:name="T32" style:family="text">
      <style:text-properties officeooo:rsid="0035efc5"/>
    </style:style>
    <style:style style:name="T33" style:family="text">
      <style:text-properties officeooo:rsid="00387d30"/>
    </style:style>
    <style:style style:name="T34" style:family="text">
      <style:text-properties officeooo:rsid="003d38cc"/>
    </style:style>
    <style:style style:name="T35" style:family="text">
      <style:text-properties officeooo:rsid="003e5a97"/>
    </style:style>
    <style:style style:name="T36" style:family="text">
      <style:text-properties officeooo:rsid="00418644"/>
    </style:style>
    <style:style style:name="T37" style:family="text">
      <style:text-properties officeooo:rsid="0037dd4a"/>
    </style:style>
    <style:style style:name="T38" style:family="text">
      <style:text-properties officeooo:rsid="00396b8e"/>
    </style:style>
    <style:style style:name="T39" style:family="text">
      <style:text-properties officeooo:rsid="00471a57"/>
    </style:style>
    <style:style style:name="T40" style:family="text">
      <style:text-properties officeooo:rsid="0047d719"/>
    </style:style>
    <style:style style:name="T41" style:family="text">
      <style:text-properties officeooo:rsid="004dd94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l sistema operativo</text:p>
      <text:p text:style-name="P1">Windows</text:p>
      <text:p text:style-name="P1"/>
      <text:p text:style-name="P2">1.- ¿Que es Windows?</text:p>
      <text:p text:style-name="P2"/>
      <text:p text:style-name="P4">Es el sistema operativo más extendido en la actualida<text:span text:style-name="T12">d</text:span> en ordenadores personales.</text:p>
      <text:list xml:id="list3535522943" text:style-name="L1">
        <text:list-item>
          <text:p text:style-name="P82">Tienen una interfaz gráfica.</text:p>
          <text:list>
            <text:list-item>
              <text:p text:style-name="P82">Windows 95 y 98 inician en MS-DOS <text:span text:style-name="T12">y al cargar se inicia la interfaz gráfica.</text:span></text:p>
            </text:list-item>
            <text:list-item>
              <text:p text:style-name="P83">De Windows XP en adelante el SO tiene su propio núcleo.</text:p>
            </text:list-item>
          </text:list>
        </text:list-item>
        <text:list-item>
          <text:p text:style-name="P82">Pueden ser mono, pseud<text:span text:style-name="T12">o</text:span> y multitarea dependiendo de la versión.</text:p>
          <text:list>
            <text:list-item>
              <text:p text:style-name="P82">A partir de Windows XP el SO fue multitarea real gracias al multiprocesamiento simétrico (SMP) </text:p>
            </text:list-item>
          </text:list>
        </text:list-item>
      </text:list>
      <text:p text:style-name="P4"/>
      <text:p text:style-name="P4"/>
      <text:p text:style-name="P3">2.- Periféricos de E/S en Windows.</text:p>
      <text:p text:style-name="P3"/>
      <text:p text:style-name="P5">Ratón</text:p>
      <text:p text:style-name="P14">Esencial para gestionar interfaz grafica.</text:p>
      <text:list xml:id="list2824535578" text:style-name="L2">
        <text:list-item>
          <text:p text:style-name="P84">El usuario desplaza un puntero por la pantalla hasta los iconos y los activa.</text:p>
        </text:list-item>
        <text:list-item>
          <text:p text:style-name="P84">Windows emplea el ratón de dos botones</text:p>
          <text:list>
            <text:list-item>
              <text:p text:style-name="P84">Botón izquierdo hace las funciones de <text:span text:style-name="T13">la tecla </text:span>enter</text:p>
            </text:list-item>
            <text:list-item>
              <text:p text:style-name="P84">Botón derecho muestra el menú contextual</text:p>
            </text:list-item>
          </text:list>
        </text:list-item>
      </text:list>
      <text:p text:style-name="P15"/>
      <text:p text:style-name="P6">Teclado</text:p>
      <text:p text:style-name="P15">Empleado para escribir en determinadas casillas de Windows, también puede ser empleado para hacer las funciones de ratón. <text:s/>Puede poseer teclas específicas para Windows.</text:p>
      <text:p text:style-name="P15"/>
      <text:p text:style-name="P15"/>
      <text:p text:style-name="P26">3.- Elementos de Windows</text:p>
      <text:p text:style-name="P16"/>
      <text:p text:style-name="P7">Interfaz en modo gráfico: <text:span text:style-name="T15">El escritorio</text:span></text:p>
      <text:p text:style-name="P17">Al iniciar el SO aparece el escritorio en el que se sitúan:</text:p>
      <text:list xml:id="list654256514" text:style-name="L3">
        <text:list-item>
          <text:p text:style-name="P85">Iconos: <text:span text:style-name="T14">Empleados para representar objetos (archivos, unidades, programas…). Si hacemos doble clic, dependiendo del icono, abriremos una ventana que nos muestra su información, o ejecutaremos un programa.</text:span></text:p>
        </text:list-item>
        <text:list-item>
          <text:p text:style-name="P86">Ventanas: Es la forma en las que Windows no muestra la información.</text:p>
        </text:list-item>
        <text:list-item>
          <text:p text:style-name="P86">Barra de tareas: Situada en la parte inferior de las pantalla.</text:p>
          <text:list>
            <text:list-item>
              <text:p text:style-name="P86">Muestra aplicaciones abiertas hasta el momento.</text:p>
            </text:list-item>
            <text:list-item>
              <text:p text:style-name="P86">Muestra componentes esenciales par el manejo del mismo.</text:p>
            </text:list-item>
            <text:list-item>
              <text:p text:style-name="P87">Es configurable dependiendo de la versión</text:p>
            </text:list-item>
          </text:list>
        </text:list-item>
        <text:list-item>
          <text:p text:style-name="P87">Elementos: gadgets visuales en el escritorio.</text:p>
        </text:list-item>
      </text:list>
      <text:p text:style-name="P17"/>
      <text:p text:style-name="P8">Interfaz en modo texto: el intérprete de comandos</text:p>
      <text:p text:style-name="P17">También llamado símbolo del sistema se heredó de versiones antiguas de Windows. <text:span text:style-name="T16">Emplea comandos introducidos por teclado para cualquier operación.</text:span></text:p>
      <text:p text:style-name="P27">4.- Características de los directorios o carpetas</text:p>
      <text:p text:style-name="P28"/>
      <text:p text:style-name="P19">Un directorio es un conjunto de archivos y/o directorios agrupados según su contenido.</text:p>
      <text:p text:style-name="P19">Es un tipo de archivo que almacena información de los archivos y directorios contenidos.</text:p>
      <text:p text:style-name="P78"><text:span text:style-name="T2">N</text:span><text:span text:style-name="T1">o pueden existir dos directorios con el mismo nombre en la misma ruta.</text:span></text:p>
      <text:p text:style-name="P22">Dependiendo del sistema no pueden contener algunos caracteres especiales.</text:p>
      <text:p text:style-name="P79"><text:span text:style-name="T2">El directorio raíz es el primer directorio en orden de jerarquía y de él parte toda la estructura de almacenamiento. </text:span><text:span text:style-name="T3">Posee</text:span><text:span text:style-name="T4">n</text:span><text:span text:style-name="T3"> las siguientes características:</text:span></text:p>
      <text:p text:style-name="P23"/>
      <text:p text:style-name="P11">Identificación</text:p>
      <text:list xml:id="list173539791" text:style-name="L4">
        <text:list-item>
          <text:p text:style-name="P88">Nombre: Identifica al directorio, es obligatorio y sus reglas quedan determinadas por su sistema de archivos de la versión del SO utilizado.</text:p>
        </text:list-item>
        <text:list-item>
          <text:p text:style-name="P89">Extensión: Los directorios no llevan extensión</text:p>
        </text:list-item>
      </text:list>
      <text:p text:style-name="P20"/>
      <text:p text:style-name="P9">Propiedades</text:p>
      <text:list xml:id="list3942627683" text:style-name="L5">
        <text:list-item>
          <text:p text:style-name="P90">Tamaño: varían dependiendo de la cantidad de bytes que necesitan.</text:p>
        </text:list-item>
        <text:list-item>
          <text:p text:style-name="P90">Ubicación: Siempre almacenados en un directorio, estos parten del directorio raíz. Poseen una ubicación referenciada por una ruta.</text:p>
        </text:list-item>
      </text:list>
      <text:p text:style-name="P18"/>
      <text:p text:style-name="P9">Información sobre el directorio</text:p>
      <text:list xml:id="list2033070608" text:style-name="L6">
        <text:list-item>
          <text:p text:style-name="P91">Deben tener una fecha de creación</text:p>
        </text:list-item>
        <text:list-item>
          <text:p text:style-name="P91">Tendrán unos atributos</text:p>
        </text:list-item>
      </text:list>
      <text:p text:style-name="P20"/>
      <text:p text:style-name="P10">Atributos</text:p>
      <text:p text:style-name="P21">Propiedades o permisos que tenemos sobre las carpetas.</text:p>
      <text:list xml:id="list2134236660" text:style-name="L7">
        <text:list-item>
          <text:p text:style-name="P92">Solo de lectura (R): No se podrá borrar ni modificar, solo se puede visualizar.</text:p>
        </text:list-item>
        <text:list-item>
          <text:p text:style-name="P92">De archivo (A): Para saber si se ha modificado o no un directorio o carpeta.</text:p>
        </text:list-item>
        <text:list-item>
          <text:p text:style-name="P92">De sistema (S): Más habitual en archivos, indica que es de sistema dándole unas características especiales como oculto y solo lectura.</text:p>
        </text:list-item>
        <text:list-item>
          <text:p text:style-name="P92">Oculto (H): El directorio permanece oculto durante las operaciones normales.</text:p>
        </text:list-item>
      </text:list>
      <text:p text:style-name="P21"/>
      <text:p text:style-name="P10">Operaciones <text:span text:style-name="T17">realizables con directorios</text:span></text:p>
      <text:list xml:id="list2256645336" text:style-name="L8">
        <text:list-item>
          <text:p text:style-name="P93">Creación (create): Hacer que el directorio exista.</text:p>
        </text:list-item>
        <text:list-item>
          <text:p text:style-name="P93">Consulta (opendir): Ver lo que los archivos o directorios contienen.</text:p>
        </text:list-item>
        <text:list-item>
          <text:p text:style-name="P93">Actualización (updatedir): Añadir o borrar elementos del directorio.</text:p>
        </text:list-item>
        <text:list-item>
          <text:p text:style-name="P93">Borrado (delete): Eliminar el directorio y su contenido.</text:p>
        </text:list-item>
        <text:list-item>
          <text:p text:style-name="P93">Renombrado (rename): Cambiar el nombre al directorio.</text:p>
        </text:list-item>
      </text:list>
      <text:p text:style-name="P22"/>
      <text:p text:style-name="P29">5.- Directorios especiales</text:p>
      <text:p text:style-name="P24"/>
      <text:p text:style-name="P12">Directorio raíz</text:p>
      <text:list xml:id="list1936827479" text:style-name="L9">
        <text:list-item>
          <text:p text:style-name="P94">Directorio inicial de la estructura de directorios</text:p>
        </text:list-item>
        <text:list-item>
          <text:p text:style-name="P94">Existe una raíz por cada unida de de almacenamiento</text:p>
        </text:list-item>
        <text:list-item>
          <text:p text:style-name="P96">El directorio raíz corresponde con una letra por unidad de almacenamiento</text:p>
        </text:list-item>
      </text:list>
      <text:p text:style-name="P24"/>
      <text:p text:style-name="P12">Directorio actual</text:p>
      <text:list xml:id="list1371951045" text:style-name="L10">
        <text:list-item>
          <text:p text:style-name="P95">Hace referencia la directorio en el que estamos, se representa con un punto (.)</text:p>
        </text:list-item>
      </text:list>
      <text:p text:style-name="P24"/>
      <text:p text:style-name="P12">Directorio padre</text:p>
      <text:list xml:id="list437623905" text:style-name="L11">
        <text:list-item>
          <text:p text:style-name="P100"><text:span text:style-name="T18">Hace referencia al directorio padre </text:span><text:span text:style-name="T19">de</text:span><text:span text:style-name="T18">l que nos encontramos, se representa con dos puntos (..)</text:span></text:p>
        </text:list-item>
        <text:list-item>
          <text:p text:style-name="P97">El directorio raíz no tiene padre.</text:p>
        </text:list-item>
      </text:list>
      <text:p text:style-name="P30"><text:soft-page-break/>6.- Operaciones sobre directorios y carpetas</text:p>
      <text:p text:style-name="P30"/>
      <text:p text:style-name="P13">En <text:span text:style-name="T29">modo</text:span> gráfico</text:p>
      <text:p text:style-name="P25">Empleamos el explorador de archivos. En su parte izquierda nos muestra los iconos que aparecen en el escritorio y en su parte derecha el contenido de la carpeta.</text:p>
      <text:list xml:id="list1880887601" text:style-name="L12">
        <text:list-item>
          <text:p text:style-name="P98">Para crear carpetas debemos de situarnos en un directorio en la cual se van a crear las carpetas. Pulsaremos el botón derecho del ratón y en el menú contextual seleccionaremos <text:span text:style-name="T20">nuevo &gt; carpeta</text:span><text:span text:style-name="T26"> </text:span><text:span text:style-name="T27">y le pondremos un nombre.</text:span></text:p>
        </text:list-item>
        <text:list-item>
          <text:p text:style-name="P101">Para ver el contenido de las carpetas hemos de hacer doble clic con el puntero del ratón en la carpeta deseada.</text:p>
        </text:list-item>
        <text:list-item>
          <text:p text:style-name="P99"><text:span text:style-name="T26">Para eliminar carpetas la tenemos que seccionar y pulsar las tecla </text:span><text:span text:style-name="T20">Supr</text:span><text:span text:style-name="T26"> o bien hacer clic derecho en el ratón para seleccionar </text:span><text:span text:style-name="T20"><text:s/>enviar a papelera de reciclaje.</text:span></text:p>
          <text:list>
            <text:list-item>
              <text:p text:style-name="P99"><text:span text:style-name="T26">Si pulsamos </text:span><text:span text:style-name="T20">Shift + Supr eliminamos la carpeta sin pasar por la papelera.</text:span></text:p>
            </text:list-item>
            <text:list-item>
              <text:p text:style-name="P102">Si las carpetas o archivos tienen determinadas propiedades o están siendo usadas por alguna aplicación, no las podremos eliminar.</text:p>
            </text:list-item>
          </text:list>
        </text:list-item>
        <text:list-item>
          <text:p text:style-name="P102">Para copiar una carpeta podemos...</text:p>
          <text:list>
            <text:list-item>
              <text:p text:style-name="P102">Pinchar sobre al archivo y arrastrar a las carpeta deseada</text:p>
            </text:list-item>
            <text:list-item>
              <text:p text:style-name="P102">Hacer clic derecho sobre las carpeta deseada seleccionar copiar y después en la carpeta destino hacer de nuevo clic derecho y seleccionar pegar</text:p>
            </text:list-item>
            <text:list-item>
              <text:p text:style-name="P104">También se pueden emplear las teclas <text:span text:style-name="T20">control + C </text:span>y después <text:span text:style-name="T20">control + V</text:span></text:p>
            </text:list-item>
          </text:list>
        </text:list-item>
        <text:list-item>
          <text:p text:style-name="P103"><text:span text:style-name="T28">P</text:span>ara <text:span text:style-name="T28">mover</text:span> una carpeta podemos...</text:p>
          <text:list>
            <text:list-item>
              <text:p text:style-name="P103">Hacer clic derecho sobre las carpeta deseada seleccionar <text:span text:style-name="T21">cortar</text:span> y después en la carpeta destino hacer de nuevo clic derecho y seleccionar <text:span text:style-name="T20">pegar</text:span></text:p>
            </text:list-item>
            <text:list-item>
              <text:p text:style-name="P104">También se pueden emplear las teclas <text:span text:style-name="T20">control + X </text:span>y después <text:span text:style-name="T20">control + V</text:span></text:p>
            </text:list-item>
          </text:list>
        </text:list-item>
        <text:list-item>
          <text:p text:style-name="P105">Para cambiar el nombre de una carpeta podemos…</text:p>
          <text:list>
            <text:list-item>
              <text:p text:style-name="P105">Seleccionarla con el botón izquierdo del ratón y pulsar <text:span text:style-name="T20">F2</text:span></text:p>
            </text:list-item>
            <text:list-item>
              <text:p text:style-name="P105">Seleccionarla con el botón derecho del ratón y pulsar<text:span text:style-name="T20"> cambiar nombre</text:span>.</text:p>
            </text:list-item>
          </text:list>
        </text:list-item>
        <text:list-item>
          <text:p text:style-name="P106">Para visualizar o asignar atributos debemos ir a propiedades de la carpeta con el desplegable del botón derecho del ratón. En la parte inferior de la ventana están.</text:p>
        </text:list-item>
      </text:list>
      <text:p text:style-name="P35"/>
      <text:p text:style-name="P61">En modo texto</text:p>
      <text:p text:style-name="P31">Empleamos la consola de comandos. En ella nos aparece el <text:span text:style-name="T20">promt</text:span> que nos indica la ruta en la que nos encontramos y mediante ordenes realizamos las acciones pertinentes.</text:p>
      <text:list xml:id="list82182035" text:style-name="L13">
        <text:list-item>
          <text:p text:style-name="P109">Para <text:span text:style-name="T30">crear carpetas usamos el comando </text:span><text:span text:style-name="T22">MD</text:span><text:span text:style-name="T30"> seguido del nombre de la carpeta.</text:span></text:p>
        </text:list-item>
        <text:list-item>
          <text:p text:style-name="P110">Para ver el contenido de la carpeta usamos el comando <text:span text:style-name="T20">DIR</text:span> </text:p>
        </text:list-item>
        <text:list-item>
          <text:p text:style-name="P110">Para movernos por las carpetas usamos el comando <text:span text:style-name="T20">CD</text:span> Seguido del nombre de la carpeta destino o dos puntos (..) para volver a la carpeta anterior. También se puede incluir la ruta <text:s/>hasta la carpeta destino.</text:p>
        </text:list-item>
        <text:list-item>
          <text:p text:style-name="P110">Para visualizar la estructura de directorios usamos el comando <text:span text:style-name="T20">TREE</text:span></text:p>
        </text:list-item>
        <text:list-item>
          <text:p text:style-name="P110">Para eliminar directorios o carpetas usamos el comando<text:span text:style-name="T20"> RD </text:span><text:span text:style-name="T31">seguido del nombre de la carpeta.</text:span></text:p>
          <text:list>
            <text:list-item>
              <text:p text:style-name="P111">Solo se pueden eliminar carpetas vacías.</text:p>
            </text:list-item>
            <text:list-item>
              <text:p text:style-name="P111">Añadiendo <text:span text:style-name="T20">/S </text:span>podemos borrar aunque no esté vacía la carpeta.</text:p>
            </text:list-item>
          </text:list>
        </text:list-item>
        <text:list-item>
          <text:p text:style-name="P112">Para mover o copiar archivos usaremos los comandos <text:span text:style-name="T20">MOVE y XCOPY </text:span></text:p>
        </text:list-item>
        <text:list-item>
          <text:p text:style-name="P112">Para renombrar una carpeta usaremos el comando <text:span text:style-name="T20">REN </text:span></text:p>
        </text:list-item>
        <text:list-item>
          <text:p text:style-name="P107">Para visualizar los atributos usaremos el comando<text:span text:style-name="T20"> ATTRIB </text:span></text:p>
        </text:list-item>
        <text:list-item>
          <text:p text:style-name="P154">Para visualizar el contenido de un fichero usamos el comando TYPE</text:p>
        </text:list-item>
      </text:list>
      <text:p text:style-name="P32"/>
      <text:p text:style-name="P54">7.- Características de los archivos</text:p>
      <text:p text:style-name="P53"/>
      <text:p text:style-name="P33">También llamados ficheros, representan una colección de información localizada en alguna parte del sistema de archivos.</text:p>
      <text:list xml:id="list3528525829" text:style-name="L14">
        <text:list-item>
          <text:p text:style-name="P113">Deben tener un formato y ser de un tipo concreto.</text:p>
        </text:list-item>
      </text:list>
      <text:list xml:id="list102550159" text:style-name="L15">
        <text:list-item>
          <text:list>
            <text:list-item>
              <text:p text:style-name="P156"><text:span text:style-name="T6">Nombre y extensión: </text:span><text:span text:style-name="T7">El nombre es obligatorio y la extensión opcional.</text:span></text:p>
            </text:list-item>
            <text:list-item>
              <text:p text:style-name="P114">Información sobre el archivo</text:p>
              <text:list>
                <text:list-item>
                  <text:p text:style-name="P114">Fecha de creación, modificación y acceso</text:p>
                </text:list-item>
                <text:list-item>
                  <text:p text:style-name="P114">Atributos</text:p>
                </text:list-item>
              </text:list>
            </text:list-item>
            <text:list-item>
              <text:p text:style-name="P115">Tamaño: En bytes o múltiplos de este. Dependerá del sistema de archivos del soporte de almacenamiento que lo contenga.</text:p>
            </text:list-item>
            <text:list-item>
              <text:p text:style-name="P115">Ubicación: En un directorio o subdirectorio.</text:p>
            </text:list-item>
          </text:list>
        </text:list-item>
        <text:list-item>
          <text:p text:style-name="P115">Se dividen en ejecutables y no ejecutables.</text:p>
        </text:list-item>
        <text:list-item>
          <text:p text:style-name="P157"><text:span text:style-name="T8">S</text:span><text:span text:style-name="T5">on independientes unos de otros, pero pueden estar interrelacionados</text:span></text:p>
        </text:list-item>
        <text:list-item>
          <text:p text:style-name="P116">Almacenan información permanente</text:p>
        </text:list-item>
        <text:list-item>
          <text:p text:style-name="P116">Pueden ser usados por varios programas o uno solo</text:p>
        </text:list-item>
      </text:list>
      <text:p text:style-name="P37"/>
      <text:p text:style-name="P80"><text:span text:style-name="T9">8.- Operaciones, </text:span><text:span text:style-name="T10">organización y compresión de</text:span><text:span text:style-name="T9"> los archivos</text:span></text:p>
      <text:p text:style-name="P34"/>
      <text:p text:style-name="P62">Operaciones</text:p>
      <text:p text:style-name="P35">Se pueden realizar las siguientes operaciones:</text:p>
      <text:list xml:id="list1458320042" text:style-name="L16">
        <text:list-item>
          <text:p text:style-name="P108">Creación: Al crearlo hay que darle un nombre y extensión el sistema asigna automáticamente hora, fecha, tamaño, etc.</text:p>
        </text:list-item>
        <text:list-item>
          <text:p text:style-name="P108">Consultar: acceder a este para ver su contenido</text:p>
        </text:list-item>
        <text:list-item>
          <text:p text:style-name="P108">Actualización: Modificar el contenido del archivo.</text:p>
        </text:list-item>
        <text:list-item>
          <text:p text:style-name="P108">Borrado: Elimina el archivo</text:p>
        </text:list-item>
        <text:list-item>
          <text:p text:style-name="P108">Renombrado: Cambiar el nombre del archivo</text:p>
        </text:list-item>
      </text:list>
      <text:p text:style-name="P35"/>
      <text:p text:style-name="P62">Organización</text:p>
      <text:p text:style-name="P36">Se organizan de la siguiente manera</text:p>
      <text:list xml:id="list1982309021" text:style-name="L17">
        <text:list-item>
          <text:p text:style-name="P117">Siempre tienen un nombre</text:p>
        </text:list-item>
        <text:list-item>
          <text:p text:style-name="P117">Se ubican en directorios</text:p>
        </text:list-item>
        <text:list-item>
          <text:p text:style-name="P117">No pueden existir dos archivos con el mismo nombre en la misma ruta</text:p>
        </text:list-item>
        <text:list-item>
          <text:p text:style-name="P117">No hay distinción entre mayúsculas y minúsculas</text:p>
        </text:list-item>
        <text:list-item>
          <text:p text:style-name="P117">Se organizan en jerarquías de carpetas</text:p>
        </text:list-item>
        <text:list-item>
          <text:p text:style-name="P117">El SO puede asignarles atributos</text:p>
        </text:list-item>
      </text:list>
      <text:p text:style-name="P36"/>
      <text:p text:style-name="P63">Compresión</text:p>
      <text:p text:style-name="P38">Consiste en hacer que el archivo ocupe menos espacio</text:p>
      <text:list xml:id="list3599945770" text:style-name="L18">
        <text:list-item>
          <text:p text:style-name="P118">Se emplean herramientas de compresión</text:p>
        </text:list-item>
        <text:list-item>
          <text:p text:style-name="P118">Solo se pueden abrir con la herramienta adecuada.</text:p>
        </text:list-item>
      </text:list>
      <text:p text:style-name="P38"/>
      <text:p text:style-name="P55">9.- Caracteres de comodín</text:p>
      <text:p text:style-name="P38"/>
      <text:p text:style-name="P81"><text:span text:style-name="T9">Se emplean en la consola de comandos y se utilizan para identificar varios archivos a la vez. La mayoría de ordenes aceptan caracteres comodín excepto </text:span><text:span text:style-name="T11">TYPE</text:span></text:p>
      <text:list xml:id="list1262538737" text:style-name="L19">
        <text:list-item>
          <text:p text:style-name="P119">Carácter “?”: Representa cualquier carácter válido</text:p>
        </text:list-item>
        <text:list-item>
          <text:p text:style-name="P119">Carácter “*”:. Representa uno o más caracteres válidos</text:p>
        </text:list-item>
      </text:list>
      <text:p text:style-name="P76">Introducción al sistema operativo</text:p>
      <text:p text:style-name="P77">Windows – Parte II</text:p>
      <text:p text:style-name="P77"/>
      <text:p text:style-name="P56">1.- Operaciones con archivos</text:p>
      <text:p text:style-name="P56"/>
      <text:p text:style-name="P64">Crear un archivo</text:p>
      <text:p text:style-name="P39">Crear un archivo consiste en hacer que el fichero exista dentro de una estructura de archivos asignándole un nombre y una extensión.</text:p>
      <text:list xml:id="list1963652818" text:style-name="L20">
        <text:list-item>
          <text:p text:style-name="P120"><text:span text:style-name="T34">En entorno grafico</text:span>: Situando el puntero dentro la ventana hacemos clic derecho y seleccionamos <text:span text:style-name="T33">el nuevo tipo de archivo que deseamos crear</text:span>.</text:p>
        </text:list-item>
        <text:list-item>
          <text:p text:style-name="P121">Entorno de comandos: C<text:span text:style-name="T32">reamos un archivo </text:span>c<text:span text:style-name="T32">on </text:span><text:span text:style-name="T23">EDIT</text:span><text:span text:style-name="T32">, hemos de asignarle nombre y extensión</text:span></text:p>
        </text:list-item>
      </text:list>
      <text:p text:style-name="P40"/>
      <text:p text:style-name="P65">Ver el contenido de un archivo</text:p>
      <text:p text:style-name="P41">Para ver el contenido de una archivo hay que editarlo utilizando el programa o la orden correspondiente. Podemos visualizar tantos documentos como queramos. </text:p>
      <text:p text:style-name="P41">Existe la posibilidad de guardar el archivo editado almacenándolo en un disco. </text:p>
      <text:list xml:id="list765253915" text:style-name="L21">
        <text:list-item>
          <text:p text:style-name="P122"><text:span text:style-name="T34">En entorno grafico</text:span>: <text:span text:style-name="T37">Emplear el programa adecuado al tipo de archivo.</text:span></text:p>
        </text:list-item>
        <text:list-item>
          <text:p text:style-name="P127">Entorno de comandos: Emplear la orden <text:span text:style-name="T20">TYPE</text:span> y la ruta del archivo</text:p>
        </text:list-item>
      </text:list>
      <text:p text:style-name="P42"/>
      <text:p text:style-name="P66">Imprimir un archivo</text:p>
      <text:list xml:id="list911180749" text:style-name="L22">
        <text:list-item>
          <text:p text:style-name="P123"><text:span text:style-name="T34">En entorno grafico</text:span>: <text:s/><text:span text:style-name="T38">Desde la aplicación a la que esté vinculado el archivo hemos de pulsar el icono de la impresora.</text:span></text:p>
        </text:list-item>
        <text:list-item>
          <text:p text:style-name="P128">En entorno de comandos: Empleamos la orden <text:span text:style-name="T20">PRINT</text:span></text:p>
        </text:list-item>
      </text:list>
      <text:p text:style-name="P43"/>
      <text:p text:style-name="P67">Cambiar el nombre de un archivo</text:p>
      <text:p text:style-name="P43">Esta operación también se puede hacer en directorios.</text:p>
      <text:list xml:id="list1509780538" text:style-name="L23">
        <text:list-item>
          <text:p text:style-name="P124"><text:span text:style-name="T34">En entorno grafico</text:span>: <text:span text:style-name="T38">Pulsamos con el botón derecho sobre el icono y en el menú seleccionamos “cambiar nombre” y en el cuadro que nos aparece ponemos el nuevo nombre.</text:span></text:p>
        </text:list-item>
        <text:list-item>
          <text:p text:style-name="P129">En entorno de comandos: <text:s/>Usamos el comando <text:span text:style-name="T20">REN</text:span></text:p>
        </text:list-item>
      </text:list>
      <text:p text:style-name="P43"/>
      <text:p text:style-name="P68">Copiar y mover archivos</text:p>
      <text:p text:style-name="P44">Tenemos que tener una carpeta de origen y una de destino.</text:p>
      <text:list xml:id="list369361440" text:style-name="L24">
        <text:list-item>
          <text:p text:style-name="P125"><text:span text:style-name="T34">En entorno grafico</text:span>: </text:p>
          <text:list>
            <text:list-item>
              <text:p text:style-name="P130">Podemos emplear las opciones cortar,copiar y pegar de la linea de menú.</text:p>
            </text:list-item>
            <text:list-item>
              <text:p text:style-name="P130">Podemos arrastrar un archivo de una carpeta a otra.</text:p>
              <text:list>
                <text:list-item>
                  <text:p text:style-name="P130">Si es a diferentes unidades copiamos, en la misma unidad movemos</text:p>
                </text:list-item>
              </text:list>
            </text:list-item>
          </text:list>
        </text:list-item>
        <text:list-item>
          <text:p text:style-name="P130">En entorno de comandos: Utilizamos los comandos <text:span text:style-name="T20">COPY, XCOPY, </text:span>y para mover<text:span text:style-name="T20"> MOVE</text:span></text:p>
        </text:list-item>
      </text:list>
      <text:p text:style-name="P39"/>
      <text:p text:style-name="P70">Eliminar archivos</text:p>
      <text:list xml:id="list3103980056" text:style-name="L25">
        <text:list-item>
          <text:p text:style-name="P126"><text:span text:style-name="T34">En entorno grafico</text:span>: </text:p>
          <text:list>
            <text:list-item>
              <text:p text:style-name="P131">Seleccionaremos el archivo y pulsaremos la tecla <text:span text:style-name="T20">Supr</text:span> </text:p>
            </text:list-item>
            <text:list-item>
              <text:p text:style-name="P131">Con el botón derecho de ratón elegiremos eliminar en el menú contextual</text:p>
            </text:list-item>
          </text:list>
        </text:list-item>
        <text:list-item>
          <text:p text:style-name="P131">En entorno de comandos: Usamos los comandos <text:span text:style-name="T20">DEL y ERASE</text:span></text:p>
        </text:list-item>
      </text:list>
      <text:p text:style-name="P59">2.- Atributos de los archivos</text:p>
      <text:list xml:id="list4094041407" text:style-name="L26">
        <text:list-item>
          <text:p text:style-name="P132">En entrono gráfico: Con el botón derecho seleccionamos propiedades y en la pestaña <text:span text:style-name="T20">General</text:span> están las casillas Solo lectura y Oculto que se pueden marcar o desmarcar.</text:p>
        </text:list-item>
        <text:list-item>
          <text:p text:style-name="P132">En entorno de comando:</text:p>
          <text:list>
            <text:list-item>
              <text:p text:style-name="P132">Se usa la orden <text:span text:style-name="T20">ATTRIB</text:span> <text:span text:style-name="T35">de diferentes formas.</text:span></text:p>
              <text:list>
                <text:list-item>
                  <text:p text:style-name="P133">Sin parámetros muestra los atributos de todos los ficheros</text:p>
                </text:list-item>
                <text:list-item>
                  <text:p text:style-name="P133">Con parámetros nos muestra lo que le especifiquemos en los parámetros.</text:p>
                </text:list-item>
              </text:list>
            </text:list-item>
          </text:list>
        </text:list-item>
      </text:list>
      <text:p text:style-name="P45"/>
      <text:p text:style-name="P57">3.- Buscar archivos</text:p>
      <text:list xml:id="list4199283062" text:style-name="L27">
        <text:list-item>
          <text:p text:style-name="P134">En entrono gráfico: Pulsaremos el botón de inicio y seleccionaremos buscar e introduciremos el parámetro de búsqueda.</text:p>
        </text:list-item>
        <text:list-item>
          <text:p text:style-name="P134">En entorno de comando: Empleamos el comando <text:span text:style-name="T20">DIR</text:span> seguido del parámetro de búsqueda.</text:p>
        </text:list-item>
      </text:list>
      <text:p text:style-name="P46"/>
      <text:p text:style-name="P58">4.- Operaciones generales en un SO</text:p>
      <text:p text:style-name="P46"/>
      <text:p text:style-name="P69">Limpiar el escritorio:</text:p>
      <text:list xml:id="list232921348" text:style-name="L28">
        <text:list-item>
          <text:p text:style-name="P135">En entorno gráfico: <text:span text:style-name="T36">Cerramos o minimizamos ventanas</text:span></text:p>
        </text:list-item>
        <text:list-item>
          <text:p text:style-name="P136">EN entorno de comando: Usamos la orden <text:span text:style-name="T20">CLS</text:span></text:p>
        </text:list-item>
      </text:list>
      <text:p text:style-name="P47"/>
      <text:p text:style-name="P71">Cambiar fecha y hora:</text:p>
      <text:list xml:id="list2522181238" text:style-name="L29">
        <text:list-item>
          <text:p text:style-name="P137">En entorno gráfico: Desde panel de control seleccionar “cambiar fecha y hora”</text:p>
        </text:list-item>
        <text:list-item>
          <text:p text:style-name="P137">En entorno de comando: Usamos las ordenes <text:span text:style-name="T20">DATE</text:span> y <text:span text:style-name="T20">TIME</text:span></text:p>
        </text:list-item>
      </text:list>
      <text:p text:style-name="P48"/>
      <text:p text:style-name="P71">Ayuda:</text:p>
      <text:list xml:id="list2867300167" text:style-name="L30">
        <text:list-item>
          <text:p text:style-name="P138">En entorno gráfico: Cada ventana hay un icono con una interrogación que al pincharlo la muestra.</text:p>
        </text:list-item>
        <text:list-item>
          <text:p text:style-name="P138">En entorno de comando: Empleamos el comando <text:span text:style-name="T20">HELP</text:span></text:p>
        </text:list-item>
      </text:list>
      <text:p text:style-name="P48"/>
      <text:p text:style-name="P71">Versión del SO:</text:p>
      <text:list xml:id="list2877709325" text:style-name="L31">
        <text:list-item>
          <text:p text:style-name="P139">En entorno gráfico: Pulsamos panel de control, sistema, propiedades y general</text:p>
        </text:list-item>
        <text:list-item>
          <text:p text:style-name="P139">En entorno grafico: Usamos el comando <text:span text:style-name="T20">VER</text:span></text:p>
        </text:list-item>
      </text:list>
      <text:p text:style-name="P48"/>
      <text:p text:style-name="P60">5.- Gestión de discos</text:p>
      <text:p text:style-name="P49"/>
      <text:p text:style-name="P72">Dar formato a unidades de almacenamiento</text:p>
      <text:list xml:id="list1168924931" text:style-name="L32">
        <text:list-item>
          <text:p text:style-name="P140">En entorno gráfico: Común e todas las versiones de Windows, vamos a Mi PC, seleccionamos la unidad correspondiente con el botón derecho del ratón y seleccionamos “Formatear”, en la ventana emergente tendremos…</text:p>
          <text:list>
            <text:list-item>
              <text:p text:style-name="P140">Opciones de formato: Rápido o completo.</text:p>
            </text:list-item>
            <text:list-item>
              <text:p text:style-name="P142">Crear un disco de inicio: Nos permite crear una unidad externa de arranque.</text:p>
            </text:list-item>
            <text:list-item>
              <text:p text:style-name="P142">Capacidad: Nos indica la capacidad de la unidad en cuestión.</text:p>
            </text:list-item>
            <text:list-item>
              <text:p text:style-name="P142">Sistema de archivos: Nos permite seleccionar el sistema de archivos a asignar.</text:p>
            </text:list-item>
            <text:list-item>
              <text:p text:style-name="P142">Tamaño de la unidad de asignación: Permite selecciona el tamaño del clúster.</text:p>
            </text:list-item>
            <text:list-item>
              <text:p text:style-name="P142">Habilitar compresión: Solo en formato <text:span text:style-name="T20">NTFS </text:span>y en discos de más de 512MB Los datos son comprimidos al ser almacenados si que el usuario lo note.</text:p>
            </text:list-item>
          </text:list>
        </text:list-item>
        <text:list-item>
          <text:p text:style-name="P142">En entorno de comando:</text:p>
          <text:list>
            <text:list-item>
              <text:p text:style-name="P141">Opciones de formato: <text:span text:style-name="T39">Usamos el comando </text:span><text:span text:style-name="T24">FORMAT</text:span><text:span text:style-name="T39"> seguido de la unidad</text:span>.</text:p>
            </text:list-item>
            <text:list-item>
              <text:p text:style-name="P142">Crear un disco de inicio: Empleamos <text:span text:style-name="T20">SYS</text:span> seguido de la unidad.</text:p>
            </text:list-item>
            <text:list-item>
              <text:p text:style-name="P142">C<text:span text:style-name="T40">ambiar la etiqueta: Usar el comando </text:span><text:span text:style-name="T25">VOL</text:span></text:p>
            </text:list-item>
          </text:list>
        </text:list-item>
      </text:list>
      <text:p text:style-name="P50"/>
      <text:p text:style-name="P73">Defragmentador de discos</text:p>
      <text:p text:style-name="P51">Esta herramienta sirve para reorganizar los clusters del disco duro que han quedado desorganizados <text:s/>tras mucho uso de este. Gracias la defragmentación el rendimiento de nuestro sistema puede mejorar.</text:p>
      <text:p text:style-name="P51"/>
      <text:p text:style-name="P74">Liberar espacio en disco</text:p>
      <text:p text:style-name="P51">Debido a la instalación de programas, la navegación por internet y la descarga de archivos, podemos terminar llenando nuestro disco duro pueden hacer que el sistema vaya más lento por lo que es necesario emplear alguna herramienta de limpieza de disco. Windows dispone del ”liberador de espacio en disco”</text:p>
      <text:p text:style-name="P51"/>
      <text:p text:style-name="P74">Comprobación de discos</text:p>
      <text:p text:style-name="P52">Si creemos que nuestro disco duro puede tener sectores defectuosos podemos utilizar la herramienta de “comprobación de discos” para intentar reparar enlaces desde la tabla de asignación con la zona de datos o recuperar errores físicos.</text:p>
      <text:p text:style-name="P52"/>
      <text:p text:style-name="P75">Convertir el sistema de archivos de un disco</text:p>
      <text:p text:style-name="P52">Podemos convertir un sistema de archivos FAT a un sistema NTFS, Si la conversión se lleva en el disco duro donde está el SO se hará durante el próximo reinicio. Este proceso no es reversible salvo si se emplea software adecuado.</text:p>
      <text:p text:style-name="P143"/>
      <text:p text:style-name="P143"/>
      <text:p text:style-name="P143"/>
      <text:p text:style-name="P155">Comandos básicos de</text:p>
      <text:p text:style-name="P155">MS-DOS/Windows</text:p>
      <text:p text:style-name="P155"/>
      <text:p text:style-name="P151">ATTRIB</text:p>
      <text:p text:style-name="P144">Muestra o cambia los atributos de un archivo, mdeiante los símbolos + ó – agrregamos o quitamos atributos. Se pueden usar comodines y modificadores.</text:p>
      <text:list xml:id="list4152469672" text:style-name="L33">
        <text:list-item>
          <text:p text:style-name="P145">R – Solo lectutra (<text:span text:style-name="T20">Read-Only</text:span>)</text:p>
        </text:list-item>
        <text:list-item>
          <text:p text:style-name="P145">A – Archivo (<text:span text:style-name="T20">Archive</text:span>)</text:p>
        </text:list-item>
        <text:list-item>
          <text:p text:style-name="P145">S – Sistema (<text:span text:style-name="T20">System</text:span>)</text:p>
        </text:list-item>
        <text:list-item>
          <text:p text:style-name="P145">H – Oculto (<text:span text:style-name="T20">Hidden</text:span>)</text:p>
        </text:list-item>
      </text:list>
      <text:p text:style-name="P144"/>
      <text:p text:style-name="P151">CD/CHDIR</text:p>
      <text:p text:style-name="P144">Muestra el nombre o cambia al directorio actual.</text:p>
      <text:list xml:id="list1681221698" text:style-name="L34">
        <text:list-item>
          <text:p text:style-name="P146">CD\ nos lleva a la unidad de raíz activa</text:p>
        </text:list-item>
        <text:list-item>
          <text:p text:style-name="P146">CD.. nos leva al directorio padre, añadiendo \.. subiremos un nivel adicional</text:p>
        </text:list-item>
        <text:list-item>
          <text:p text:style-name="P146">CD “ruta del directorio” no lleva a donde hemos especificado.</text:p>
        </text:list-item>
        <text:list-item>
          <text:p text:style-name="P146">CD “unidad” nos lleva a la unidad elegida</text:p>
        </text:list-item>
      </text:list>
      <text:p text:style-name="P147"/>
      <text:p text:style-name="P152">CHKDSK</text:p>
      <text:p text:style-name="P147">Comprueba el disco y muestra un informe de estado. Hay que especificar la letra de la unidad. Posee varios modificadores.</text:p>
      <text:list xml:id="list2509635608" text:style-name="L35">
        <text:list-item>
          <text:p text:style-name="P148">/F Corrige herrores del disco</text:p>
        </text:list-item>
        <text:list-item>
          <text:p text:style-name="P148">/V (FAT) muestra nombe y ruta de cada archivo en disco</text:p>
        </text:list-item>
        <text:list-item>
          <text:p text:style-name="P148">/V (NTFS) Muestra mensajes de error si los hay</text:p>
        </text:list-item>
        <text:list-item>
          <text:p text:style-name="P148">/R Encuentra sectores dañados y recupera la informacion legible</text:p>
        </text:list-item>
      </text:list>
      <text:p text:style-name="P147"/>
      <text:list xml:id="list104458751604388" text:continue-numbering="true" text:style-name="L35">
        <text:list-item>
          <text:p text:style-name="P148"><text:soft-page-break/>/X obliga al volumen a desmontarde si de necesario</text:p>
        </text:list-item>
        <text:list-item>
          <text:p text:style-name="P148">/I (solo <text:s/>NTFS) Realiza comprobaciión menos eexaustiva de las entradas de indice</text:p>
        </text:list-item>
        <text:list-item>
          <text:p text:style-name="P148">/<text:span text:style-name="T41">C (solo NTFS) Omite la comprobación de ciclos en la estructura de carpetas.</text:span></text:p>
          <text:list>
            <text:list-item>
              <text:p text:style-name="P149">/I y /C reducen tiempo de ejecucion.</text:p>
            </text:list-item>
          </text:list>
        </text:list-item>
      </text:list>
      <text:p text:style-name="P150"/>
      <text:p text:style-name="P153">CLS</text:p>
      <text:p text:style-name="P150"/>
      <text:p text:style-name="P150"/>
      <text:p text:style-name="P1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4T09:46:15.695855237</meta:creation-date>
    <dc:date>2024-02-06T10:44:57.237722507</dc:date>
    <meta:editing-duration>PT2H28M19S</meta:editing-duration>
    <meta:editing-cycles>39</meta:editing-cycles>
    <meta:generator>LibreOffice/7.3.7.2$Linux_X86_64 LibreOffice_project/30$Build-2</meta:generator>
    <meta:document-statistic meta:table-count="0" meta:image-count="0" meta:object-count="0" meta:page-count="8" meta:paragraph-count="235" meta:word-count="2534" meta:character-count="14982" meta:non-whitespace-character-count="12809"/>
  </office:meta>
</office:document-meta>
</file>